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AttributeChecker.checkAttributes( Element element , boolean isGlobal , XSDocumentInfo schemaDoc , boolean enumAsQName )</text:p>
          </table:table-cell>
          <table:table-cell office:value-type="float" office:value="39">
            <text:p text:style-name="Table_20_Contents">39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27">
            <text:p text:style-name="Table_20_Contents">127</text:p>
          </table:table-cell>
        </table:table-row>
        <table:table-row>
          <table:table-cell office:value-type="string">
            <text:p text:style-name="Table_20_Contents">SmallContainer.get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rgeContainer.put( String key , OneAtt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AttributeChecker.XSAttributeChecker( XSDHandler schema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06">
            <text:p text:style-name="Table_20_Contents">10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argeContainer.ge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ainer.getContainer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AttributeChecker.resolveNamespace( Element element , Attr [ ] attrs , SchemaNamespaceSupport nsSupp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AttributeChecker.checkAttributes( Element element , boolean isGlobal , XSDocumentInfo schema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AttributeChecker.reset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AttributeChecker.returnAttrArray( Object [ ] attrArray , XSDocumentInfo schemaDo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neAttr.OneAttr( String name , int dvIndex , int valueIndex , Object df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AttributeChecker.getAvailableArra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AttributeChecker.checkNonSchemaAttributes( XSGrammarBucket grammarBuck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mallContainer.put( String key , OneAtt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rgeContainer.LargeContain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AttributeChecker.normalize( String content , short w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SAttributeChecker.validate( Object [ ] attrValues , String attr , String ivalue , int dvIndex , XSDocumentInfo schemaDoc )</text:p>
          </table:table-cell>
          <table:table-cell office:value-type="float" office:value="79">
            <text:p text:style-name="Table_20_Contents">79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78">
            <text:p text:style-name="Table_20_Contents">278</text:p>
          </table:table-cell>
        </table:table-row>
        <table:table-row>
          <table:table-cell office:value-type="string">
            <text:p text:style-name="Table_20_Contents">SmallContainer.SmallContainer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AttributeChecker.reportSchemaError( String key , Object [ ] args , Element e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